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E000000BA5745C5E6.png"/>
  <manifest:file-entry manifest:media-type="image/png" manifest:full-path="Pictures/100000000000011D000000B1587AB0D6.png"/>
  <manifest:file-entry manifest:media-type="image/png" manifest:full-path="Pictures/10000000000003340000024B969A1599.png"/>
  <manifest:file-entry manifest:media-type="image/png" manifest:full-path="Pictures/100000000000009E0000003B2B33A1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897cm" svg:height="5.155cm" svg:x="1.703cm" svg:y="3.045cm">
          <draw:image xlink:href="Pictures/10000000000003340000024B969A1599.png" xlink:type="simple" xlink:show="embed" xlink:actuate="onLoad">
            <text:p/>
          </draw:image>
        </draw:frame>
        <draw:frame draw:style-name="gr1" draw:text-style-name="P1" draw:layer="layout" svg:width="5.6cm" svg:height="2.4cm" svg:x="10.1cm" svg:y="3.9cm">
          <draw:image xlink:href="Pictures/100000000000009E0000003B2B33A1E3.png" xlink:type="simple" xlink:show="embed" xlink:actuate="onLoad">
            <text:p/>
          </draw:image>
        </draw:frame>
        <draw:frame draw:style-name="gr1" draw:text-style-name="P1" draw:layer="layout" svg:width="7.54cm" svg:height="4.682cm" svg:x="2.2cm" svg:y="9cm">
          <draw:image xlink:href="Pictures/100000000000011D000000B1587AB0D6.png" xlink:type="simple" xlink:show="embed" xlink:actuate="onLoad">
            <text:p/>
          </draw:image>
        </draw:frame>
        <draw:frame draw:style-name="gr1" draw:text-style-name="P1" draw:layer="layout" svg:width="7.143cm" svg:height="4.92cm" svg:x="10.557cm" svg:y="7.98cm">
          <draw:image xlink:href="Pictures/100000000000010E000000BA5745C5E6.png" xlink:type="simple" xlink:show="embed" xlink:actuate="onLoad">
            <text:p/>
          </draw:image>
        </draw:frame>
        <draw:frame draw:style-name="gr1" draw:text-style-name="P1" draw:layer="layout" svg:width="4.1cm" svg:height="2.7cm" svg:x="10.8cm" svg:y="20.427cm">
          <draw:image xlink:href="Pictures/10000000000003340000024B969A1599.png" xlink:type="simple" xlink:show="embed" xlink:actuate="onLoad">
            <text:p/>
          </draw:image>
        </draw:frame>
        <draw:frame draw:style-name="gr1" draw:text-style-name="P1" draw:layer="layout" svg:width="4.297cm" svg:height="1.655cm" svg:x="15.2cm" svg:y="20.95cm">
          <draw:image xlink:href="Pictures/100000000000009E0000003B2B33A1E3.png" xlink:type="simple" xlink:show="embed" xlink:actuate="onLoad">
            <text:p/>
          </draw:image>
        </draw:frame>
        <draw:frame draw:style-name="gr1" draw:text-style-name="P1" draw:layer="layout" svg:width="4.1cm" svg:height="2.1cm" svg:x="1.5cm" svg:y="20.727cm">
          <draw:image xlink:href="Pictures/100000000000011D000000B1587AB0D6.png" xlink:type="simple" xlink:show="embed" xlink:actuate="onLoad">
            <text:p/>
          </draw:image>
        </draw:frame>
        <draw:frame draw:style-name="gr2" draw:text-style-name="P1" draw:layer="layout" svg:width="4.6cm" svg:height="2.755cm" svg:x="5.9cm" svg:y="20.4cm">
          <draw:image xlink:href="Pictures/100000000000010E000000BA5745C5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rles Augarde</meta:initial-creator>
    <meta:creation-date>2023-08-25T15:18:45.61</meta:creation-date>
    <dc:date>2023-08-25T15:28:10.38</dc:date>
    <dc:creator>Charles Augarde</dc:creator>
    <meta:editing-duration>PT9M27S</meta:editing-duration>
    <meta:editing-cycles>1</meta:editing-cycles>
    <meta:document-statistic meta:object-count="8"/>
    <meta:generator>OpenOffice/4.1.14$Win32 OpenOffice.org_project/4114m1$Build-9811</meta:generator>
  </office:meta>
</office:document-meta>
</file>